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9a2d" officeooo:paragraph-rsid="000f9a2d"/>
    </style:style>
    <style:style style:name="P2" style:family="paragraph" style:parent-style-name="Standard">
      <style:paragraph-properties fo:text-align="center" style:justify-single-word="false"/>
      <style:text-properties officeooo:rsid="000f9a2d" officeooo:paragraph-rsid="000f9a2d"/>
    </style:style>
    <style:style style:name="P3" style:family="paragraph" style:parent-style-name="Standard">
      <style:text-properties officeooo:rsid="000f9a2d" officeooo:paragraph-rsid="000f9a2d"/>
    </style:style>
    <style:style style:name="P4" style:family="paragraph" style:parent-style-name="Standard">
      <style:text-properties officeooo:rsid="001192af" officeooo:paragraph-rsid="001192af"/>
    </style:style>
    <style:style style:name="P5" style:family="paragraph" style:parent-style-name="Standard">
      <style:text-properties officeooo:rsid="00131e89" officeooo:paragraph-rsid="00131e89"/>
    </style:style>
    <style:style style:name="P6" style:family="paragraph" style:parent-style-name="Standard">
      <style:text-properties officeooo:rsid="00149ed3" officeooo:paragraph-rsid="00149ed3"/>
    </style:style>
    <style:style style:name="P7" style:family="paragraph" style:parent-style-name="Standard">
      <style:text-properties officeooo:paragraph-rsid="000f9a2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192af" officeooo:paragraph-rsid="00172db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72dbb"/>
    </style:style>
    <style:style style:name="P10" style:family="paragraph" style:parent-style-name="Standard">
      <style:paragraph-properties fo:text-align="start" style:justify-single-word="false"/>
      <style:text-properties officeooo:paragraph-rsid="0017eefe"/>
    </style:style>
    <style:style style:name="P11" style:family="paragraph" style:parent-style-name="Standard">
      <style:paragraph-properties fo:text-align="start" style:justify-single-word="false"/>
      <style:text-properties officeooo:rsid="00172dbb" officeooo:paragraph-rsid="00172dbb"/>
    </style:style>
    <style:style style:name="P12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paragraph-rsid="001b76e7" fo:background-color="#1e1e1e"/>
    </style:style>
    <style:style style:name="T1" style:family="text">
      <style:text-properties officeooo:rsid="00172dbb"/>
    </style:style>
    <style:style style:name="T2" style:family="text">
      <style:text-properties officeooo:rsid="000f9a2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2dbb" style:font-weight-asian="bold" style:font-weight-complex="bold"/>
    </style:style>
    <style:style style:name="T5" style:family="text">
      <style:text-properties fo:font-weight="bold" officeooo:rsid="0017eefe" style:font-weight-asian="bold" style:font-weight-complex="bold"/>
    </style:style>
    <style:style style:name="T6" style:family="text">
      <style:text-properties fo:font-weight="bold" officeooo:rsid="00187e36" style:font-weight-asian="bold" style:font-weight-complex="bold"/>
    </style:style>
    <style:style style:name="T7" style:family="text">
      <style:text-properties fo:font-weight="bold" officeooo:rsid="001b7324" style:font-weight-asian="bold" style:font-weight-complex="bold"/>
    </style:style>
    <style:style style:name="T8" style:family="text">
      <style:text-properties fo:font-weight="bold" officeooo:rsid="001b76e7" style:font-weight-asian="bold" style:font-weight-complex="bold"/>
    </style:style>
    <style:style style:name="T9" style:family="text">
      <style:text-properties fo:color="#4fc1ff" fo:font-weight="bold" officeooo:rsid="0017eefe" style:font-weight-asian="bold" style:font-weight-complex="bold"/>
    </style:style>
    <style:style style:name="T10" style:family="text">
      <style:text-properties fo:color="#b5cea8" fo:font-weight="bold" officeooo:rsid="0017eefe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 Technique</text:p>
      <text:p text:style-name="P2"/>
      <text:p text:style-name="P2"><text:line-break/><text:span text:style-name="T1">Sommaire </text:span></text:p>
      <text:p text:style-name="P1"><text:tab/></text:p>
      <text:p text:style-name="P1">-<text:span text:style-name="T1">Terminologie </text:span></text:p>
      <text:p text:style-name="P1"/>
      <text:p text:style-name="P7"><text:span text:style-name="T2">-</text:span><text:span text:style-name="T1">Protocole détaillé</text:span></text:p>
      <text:p text:style-name="P1"/>
      <text:p text:style-name="P5">-Comment compiler le programme</text:p>
      <text:p text:style-name="P1"/>
      <text:p text:style-name="P6">-Structure du programme</text:p>
      <text:p text:style-name="P1"/>
      <text:p text:style-name="P4">-Limitation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8"><text:span text:style-name="T1">Protocole détaillé</text:span></text:p>
      <text:p text:style-name="P8"/>
      <text:p text:style-name="P9"><text:span text:style-name="T4">le protocole ___ permet au client de communiquer avec le serveur(simulateur), il communique via des sockets en binaire au serveur, </text:span></text:p>
      <text:p text:style-name="P9"><text:span text:style-name="T4"/></text:p>
      <text:p text:style-name="P10"><text:span text:style-name="T4">comme a la manière du protocole HTTP notre protocole dispose de c</text:span><text:span text:style-name="T3">ommandes </text:span><text:span text:style-name="T7">a la seule différence</text:span><text:span text:style-name="T8"> que les commandes ne sont pas envoyer en texte claire mais en binaire</text:span></text:p>
      <text:p text:style-name="P10"><text:span text:style-name="T3"/></text:p>
      <text:p text:style-name="P12"><text:span text:style-name="T9">Auth</text:span><text:span text:style-name="T5">=</text:span><text:span text:style-name="T10">1</text:span></text:p>
      <text:p text:style-name="P12"><text:span text:style-name="T9">EnvoieCommande</text:span><text:span text:style-name="T5">=</text:span><text:span text:style-name="T10">2</text:span></text:p>
      <text:p text:style-name="P12"><text:span text:style-name="T9">DemandeInfo</text:span><text:span text:style-name="T5">=</text:span><text:span text:style-name="T10">3</text:span></text:p>
      <text:p text:style-name="P12"><text:span text:style-name="T9">AccuseDeReception</text:span><text:span text:style-name="T5">=</text:span><text:span text:style-name="T10">4</text:span></text:p>
      <text:p text:style-name="P12"><text:span text:style-name="T9">DemandeInfoListe</text:span><text:span text:style-name="T5">=</text:span><text:span text:style-name="T10">6</text:span></text:p>
      <text:p text:style-name="P12"><text:span text:style-name="T9">Deconnexion</text:span><text:span text:style-name="T5">=</text:span><text:span text:style-name="T10">5</text:span></text:p>
      <text:p text:style-name="P12"><text:span text:style-name="T9"/></text:p>
      <text:p text:style-name="P10"><text:span text:style-name="T5"/></text:p>
      <text:p text:style-name="P10"><text:span text:style-name="T5"/></text:p>
      <text:p text:style-name="P10"><text:span text:style-name="T5">d’un en-têtes afin de communiquer une version de protocole, si les versions entre le client et le serveur </text:span><text:span text:style-name="T6">diffère alors la communication est coupé, </text:span></text:p>
      <text:p text:style-name="P11"><text:span text:style-name="T3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0T08:47:08.575712565</meta:creation-date>
    <meta:generator>LibreOffice/6.4.7.2$Linux_X86_64 LibreOffice_project/40$Build-2</meta:generator>
    <dc:date>2023-01-13T16:08:36.398722670</dc:date>
    <meta:editing-duration>PT47M19S</meta:editing-duration>
    <meta:editing-cycles>11</meta:editing-cycles>
    <meta:document-statistic meta:table-count="0" meta:image-count="0" meta:object-count="0" meta:page-count="2" meta:paragraph-count="18" meta:word-count="95" meta:character-count="679" meta:non-whitespace-character-count="595"/>
  </office:meta>
</office:document-meta>
</file>